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0000"/>
    </style:style>
    <style:style style:name="T6" style:family="text">
      <style:text-properties fo:background-color="#ffff00"/>
    </style:style>
    <style:style style:name="T7" style:family="text">
      <style:text-properties style:text-position="sub 67%"/>
    </style:style>
    <style:style style:name="T8" style:family="text">
      <style:text-properties style:text-position="super 67%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12" style:family="text">
      <style:text-properties style:text-line-through-style="solid" style:text-line-through-type="double" style:text-underline-mode="continuous" style:text-overline-mode="continuous" style:text-line-through-mode="continuous"/>
    </style:style>
    <style:style style:name="T13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Attributes</text:p>
      <text:p text:style-name="Subtitle">Examples</text:p>
      <text:h text:style-name="Heading_20_2" text:outline-level="2">Bold</text:h>
      <text:p text:style-name="Normal"><text:span text:style-name="Default_20_Paragraph_20_Font"><text:span text:style-name="T1">Lorem ipsum</text:span></text:span> dolor sit amet…</text:p>
      <text:h text:style-name="Heading_20_2" text:outline-level="2">Italic</text:h>
      <text:p text:style-name="Normal"><text:span text:style-name="Default_20_Paragraph_20_Font"><text:span text:style-name="T2">Lorem ipsum</text:span></text:span> dolor sit amet…</text:p>
      <text:h text:style-name="Heading_20_2" text:outline-level="2">Underline</text:h>
      <text:p text:style-name="Normal"><text:span text:style-name="Default_20_Paragraph_20_Font"><text:span text:style-name="T4">Lorem ipsum</text:span></text:span> dolor sit amet…</text:p>
      <text:h text:style-name="Heading_20_2" text:outline-level="2">Bold+Italic+Underline</text:h>
      <text:p text:style-name="Normal"><text:span text:style-name="Default_20_Paragraph_20_Font"><text:span text:style-name="T3">Lorem ipsum</text:span></text:span> dolor sit amet…</text:p>
      <text:h text:style-name="Heading_20_2" text:outline-level="2">Text Color</text:h>
      <text:p text:style-name="Normal"><text:span text:style-name="Default_20_Paragraph_20_Font"><text:span text:style-name="T5">Lorem ipsum</text:span></text:span> dolor sit amet…</text:p>
      <text:h text:style-name="Heading_20_2" text:outline-level="2">Highlight Color</text:h>
      <text:p text:style-name="Normal"><text:span text:style-name="Default_20_Paragraph_20_Font"><text:span text:style-name="T6">Lorem ipsum</text:span></text:span> dolor sit amet…</text:p>
      <text:h text:style-name="Heading_20_2" text:outline-level="2">Subscript + Superscript</text:h>
      <text:p text:style-name="Normal"><text:span text:style-name="Default_20_Paragraph_20_Font"><text:span text:style-name="T7">Lorem</text:span></text:span> <text:span text:style-name="Default_20_Paragraph_20_Font"><text:span text:style-name="T8">ipsum</text:span></text:span> dolor sit amet…</text:p>
      <text:h text:style-name="Heading_20_2" text:outline-level="2">Font Size</text:h>
      <text:p text:style-name="Normal"><text:span text:style-name="Default_20_Paragraph_20_Font"><text:span text:style-name="T9">Lorem ipsum</text:span></text:span> dolor sit amet…</text:p>
      <text:h text:style-name="Heading_20_2" text:outline-level="2">Font Name</text:h>
      <text:p text:style-name="Normal"><text:span text:style-name="Default_20_Paragraph_20_Font"><text:span text:style-name="T10">Lorem ipsum</text:span></text:span> dolor sit amet…</text:p>
      <text:h text:style-name="Heading_20_2" text:outline-level="2">Strikethrough</text:h>
      <text:p text:style-name="Marginalia"><text:span text:style-name="Default_20_Paragraph_20_Font"><text:span text:style-name="T11">Lorem ipsum</text:span></text:span> do<text:span text:style-name="T13">lor sit </text:span>amet…</text:p>
      <text:h text:style-name="Heading_20_2" text:outline-level="2">Double Strikethrough</text:h>
      <text:p text:style-name="Marginalia"><text:span text:style-name="Default_20_Paragraph_20_Font"><text:span text:style-name="T12">Lorem ipsum</text:span></text:span> dolor sit amet…</text:p>
      <text:h text:style-name="Heading_20_2" text:outline-level="2">Special Characters</text:h>
      <text:p text:style-name="Normal"><text:a xlink:type="simple" xlink:href="http://www.heise.de/" text:style-name="Internet_20_link" text:visited-style-name="Visited_20_Internet_20_Link">“some site”</text:a>: http://www.heise.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45a8a" style:font-name="Calibri" fo:font-family="Calibri" style:font-family-generic="swiss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letter-spacing="0.026cm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  <style:text-properties style:text-line-through-style="solid" style:text-line-through-type="doubl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letter-spacing="0.026cm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swiss" style:font-pitch="variable" fo:font-size="16pt" fo:font-weight="bold" style:font-name-asian="MS Gothic" style:font-family-asian="'MS Gothic'" style:font-family-generic-asian="modern" style:font-pitch-asian="fixe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meta:editing-duration>PT2M45S</meta:editing-duration>
    <dc:date>2023-02-12T15:25:39.184000000</dc:date>
    <meta:generator>LibreOffice/7.3.3.2$Windows_X86_64 LibreOffice_project/d1d0ea68f081ee2800a922cac8f79445e4603348</meta:generator>
    <dc:creator>Svante Schubert</dc:creator>
    <meta:document-statistic meta:table-count="0" meta:image-count="0" meta:object-count="0" meta:page-count="1" meta:paragraph-count="26" meta:word-count="81" meta:character-count="514" meta:non-whitespace-character-count="459"/>
  </office:meta>
</office:document-meta>
</file>